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30cbf" officeooo:paragraph-rsid="00030cbf" style:font-weight-asian="bold" style:font-weight-complex="bold"/>
    </style:style>
    <style:style style:name="P2" style:family="paragraph" style:parent-style-name="Standard">
      <style:paragraph-properties fo:text-align="start" style:justify-single-word="false"/>
      <style:text-properties fo:font-weight="bold" officeooo:rsid="00030cbf" officeooo:paragraph-rsid="00030cbf" style:font-weight-asian="bold" style:font-weight-complex="bold"/>
    </style:style>
    <style:style style:name="P3" style:family="paragraph" style:parent-style-name="Standard">
      <style:paragraph-properties fo:text-align="start" style:justify-single-word="false"/>
      <style:text-properties fo:font-weight="bold" officeooo:rsid="000455ab" officeooo:paragraph-rsid="000455ab" style:font-weight-asian="bold" style:font-weight-complex="bold"/>
    </style:style>
    <style:style style:name="P4" style:family="paragraph" style:parent-style-name="Standard">
      <style:paragraph-properties fo:text-align="start" style:justify-single-word="false"/>
      <style:text-properties fo:font-weight="bold" officeooo:rsid="000ede73" officeooo:paragraph-rsid="000ede73" style:font-weight-asian="bold" style:font-weight-complex="bold"/>
    </style:style>
    <style:style style:name="P5" style:family="paragraph" style:parent-style-name="Standard">
      <style:paragraph-properties fo:text-align="start" style:justify-single-word="false"/>
      <style:text-properties fo:font-weight="bold" officeooo:rsid="00109d18" officeooo:paragraph-rsid="00109d18" style:font-weight-asian="bold" style:font-weight-complex="bold"/>
    </style:style>
    <style:style style:name="P6" style:family="paragraph" style:parent-style-name="Standard">
      <style:paragraph-properties fo:text-align="start" style:justify-single-word="false"/>
      <style:text-properties fo:font-weight="bold" officeooo:rsid="0012c8c7" officeooo:paragraph-rsid="0012c8c7" style:font-weight-asian="bold" style:font-weight-complex="bold"/>
    </style:style>
    <style:style style:name="P7" style:family="paragraph" style:parent-style-name="Standard">
      <style:paragraph-properties fo:text-align="start" style:justify-single-word="false"/>
      <style:text-properties fo:font-weight="bold" officeooo:rsid="0015559a" officeooo:paragraph-rsid="0015559a" style:font-weight-asian="bold" style:font-weight-complex="bold"/>
    </style:style>
    <style:style style:name="P8" style:family="paragraph" style:parent-style-name="Standard">
      <style:paragraph-properties fo:text-align="start" style:justify-single-word="false"/>
      <style:text-properties fo:font-weight="bold" officeooo:rsid="00175ce7" officeooo:paragraph-rsid="00175ce7" style:font-weight-asian="bold" style:font-weight-complex="bold"/>
    </style:style>
    <style:style style:name="P9" style:family="paragraph" style:parent-style-name="Standard">
      <style:paragraph-properties fo:text-align="start" style:justify-single-word="false"/>
      <style:text-properties fo:font-weight="bold" officeooo:rsid="001cb5bf" officeooo:paragraph-rsid="001cb5bf" style:font-weight-asian="bold" style:font-weight-complex="bold"/>
    </style:style>
    <style:style style:name="P10" style:family="paragraph" style:parent-style-name="Standard">
      <style:paragraph-properties fo:text-align="start" style:justify-single-word="false"/>
      <style:text-properties fo:font-weight="bold" officeooo:rsid="001e8ddb" officeooo:paragraph-rsid="001e8ddb" style:font-weight-asian="bold" style:font-weight-complex="bold"/>
    </style:style>
    <style:style style:name="P11" style:family="paragraph" style:parent-style-name="Standard">
      <style:paragraph-properties fo:text-align="start" style:justify-single-word="false"/>
      <style:text-properties fo:font-weight="normal" officeooo:rsid="000455ab" officeooo:paragraph-rsid="000455ab" style:font-weight-asian="normal" style:font-weight-complex="normal"/>
    </style:style>
    <style:style style:name="P12" style:family="paragraph" style:parent-style-name="Standard">
      <style:paragraph-properties fo:text-align="start" style:justify-single-word="false"/>
      <style:text-properties fo:font-weight="normal" officeooo:rsid="00056b55" officeooo:paragraph-rsid="00056b55" style:font-weight-asian="normal" style:font-weight-complex="normal"/>
    </style:style>
    <style:style style:name="P13" style:family="paragraph" style:parent-style-name="Standard">
      <style:paragraph-properties fo:text-align="start" style:justify-single-word="false"/>
      <style:text-properties fo:font-weight="normal" officeooo:rsid="000f5023" officeooo:paragraph-rsid="000f5023" style:font-weight-asian="normal" style:font-weight-complex="normal"/>
    </style:style>
    <style:style style:name="P14" style:family="paragraph" style:parent-style-name="Standard">
      <style:paragraph-properties fo:text-align="start" style:justify-single-word="false"/>
      <style:text-properties fo:font-weight="normal" officeooo:rsid="00109d18" officeooo:paragraph-rsid="00109d18" style:font-weight-asian="normal" style:font-weight-complex="normal"/>
    </style:style>
    <style:style style:name="P15" style:family="paragraph" style:parent-style-name="Standard">
      <style:paragraph-properties fo:text-align="start" style:justify-single-word="false"/>
      <style:text-properties fo:font-weight="normal" officeooo:rsid="0012c8c7" officeooo:paragraph-rsid="0012c8c7" style:font-weight-asian="normal" style:font-weight-complex="normal"/>
    </style:style>
    <style:style style:name="P16" style:family="paragraph" style:parent-style-name="Standard">
      <style:paragraph-properties fo:text-align="start" style:justify-single-word="false"/>
      <style:text-properties fo:font-weight="normal" officeooo:rsid="001e8ddb" officeooo:paragraph-rsid="001e8ddb" style:font-weight-asian="normal" style:font-weight-complex="normal"/>
    </style:style>
    <style:style style:name="P17" style:family="paragraph" style:parent-style-name="Standard">
      <style:paragraph-properties fo:text-align="start" style:justify-single-word="false"/>
      <style:text-properties officeooo:paragraph-rsid="00184330"/>
    </style:style>
    <style:style style:name="P18" style:family="paragraph" style:parent-style-name="Standard">
      <style:paragraph-properties fo:text-align="start" style:justify-single-word="false"/>
      <style:text-properties fo:font-style="italic" fo:font-weight="bold" officeooo:rsid="001e8ddb" officeooo:paragraph-rsid="001e8ddb" style:font-style-asian="italic" style:font-weight-asian="bold" style:font-style-complex="italic" style:font-weight-complex="bold"/>
    </style:style>
    <style:style style:name="P19" style:family="paragraph" style:parent-style-name="Standard">
      <style:paragraph-properties fo:margin-left="0.4925in" fo:margin-right="0in" fo:text-align="start" style:justify-single-word="false" fo:text-indent="0in" style:auto-text-indent="false"/>
      <style:text-properties fo:font-weight="bold" officeooo:rsid="000ede73" officeooo:paragraph-rsid="000ede73" style:font-weight-asian="bold" style:font-weight-complex="bold"/>
    </style:style>
    <style:style style:name="P20" style:family="paragraph" style:parent-style-name="Standard">
      <style:paragraph-properties fo:margin-left="0.4925in" fo:margin-right="0in" fo:text-align="start" style:justify-single-word="false" fo:text-indent="0in" style:auto-text-indent="false"/>
      <style:text-properties fo:font-weight="normal" officeooo:rsid="000ede73" officeooo:paragraph-rsid="000ede73" style:font-weight-asian="normal" style:font-weight-complex="normal"/>
    </style:style>
    <style:style style:name="P21" style:family="paragraph" style:parent-style-name="Standard" style:list-style-name="L1">
      <style:paragraph-properties fo:text-align="start" style:justify-single-word="false"/>
      <style:text-properties fo:font-weight="normal" officeooo:rsid="000455ab" officeooo:paragraph-rsid="000455ab" style:font-weight-asian="normal" style:font-weight-complex="normal"/>
    </style:style>
    <style:style style:name="P22" style:family="paragraph" style:parent-style-name="Standard" style:list-style-name="L2">
      <style:paragraph-properties fo:text-align="start" style:justify-single-word="false"/>
      <style:text-properties fo:font-weight="normal" officeooo:rsid="00056b55" officeooo:paragraph-rsid="00056b55" style:font-weight-asian="normal" style:font-weight-complex="normal"/>
    </style:style>
    <style:style style:name="P23" style:family="paragraph" style:parent-style-name="Standard" style:list-style-name="L3">
      <style:paragraph-properties fo:text-align="start" style:justify-single-word="false"/>
      <style:text-properties fo:font-weight="normal" officeooo:rsid="000f5023" officeooo:paragraph-rsid="000f5023" style:font-weight-asian="normal" style:font-weight-complex="normal"/>
    </style:style>
    <style:style style:name="P24" style:family="paragraph" style:parent-style-name="Standard" style:list-style-name="L4">
      <style:paragraph-properties fo:text-align="start" style:justify-single-word="false"/>
      <style:text-properties fo:font-weight="normal" officeooo:rsid="00109d18" officeooo:paragraph-rsid="00109d18" style:font-weight-asian="normal" style:font-weight-complex="normal"/>
    </style:style>
    <style:style style:name="P25" style:family="paragraph" style:parent-style-name="Standard" style:list-style-name="L5">
      <style:paragraph-properties fo:text-align="start" style:justify-single-word="false"/>
      <style:text-properties fo:font-weight="normal" officeooo:rsid="00109d18" officeooo:paragraph-rsid="00109d18" style:font-weight-asian="normal" style:font-weight-complex="normal"/>
    </style:style>
    <style:style style:name="P26" style:family="paragraph" style:parent-style-name="Standard" style:list-style-name="L7">
      <style:paragraph-properties fo:text-align="start" style:justify-single-word="false"/>
      <style:text-properties fo:font-weight="normal" officeooo:rsid="0015559a" officeooo:paragraph-rsid="0015559a" style:font-weight-asian="normal" style:font-weight-complex="normal"/>
    </style:style>
    <style:style style:name="P27" style:family="paragraph" style:parent-style-name="Standard" style:list-style-name="L8">
      <style:paragraph-properties fo:text-align="start" style:justify-single-word="false"/>
      <style:text-properties fo:font-weight="normal" officeooo:rsid="00175ce7" officeooo:paragraph-rsid="00175ce7" style:font-weight-asian="normal" style:font-weight-complex="normal"/>
    </style:style>
    <style:style style:name="P28" style:family="paragraph" style:parent-style-name="Standard" style:list-style-name="L10">
      <style:paragraph-properties fo:text-align="start" style:justify-single-word="false"/>
      <style:text-properties fo:font-weight="normal" officeooo:rsid="001bbc8e" officeooo:paragraph-rsid="001bbc8e" style:font-weight-asian="normal" style:font-weight-complex="normal"/>
    </style:style>
    <style:style style:name="P29" style:family="paragraph" style:parent-style-name="Standard" style:list-style-name="L11">
      <style:paragraph-properties fo:text-align="start" style:justify-single-word="false"/>
      <style:text-properties fo:font-weight="normal" officeooo:rsid="001cb5bf" officeooo:paragraph-rsid="001cb5bf" style:font-weight-asian="normal" style:font-weight-complex="normal"/>
    </style:style>
    <style:style style:name="P30" style:family="paragraph" style:parent-style-name="Standard" style:list-style-name="L11">
      <style:paragraph-properties fo:text-align="start" style:justify-single-word="false"/>
      <style:text-properties fo:font-weight="normal" officeooo:rsid="001e8ddb" officeooo:paragraph-rsid="001e8ddb" style:font-weight-asian="normal" style:font-weight-complex="normal"/>
    </style:style>
    <style:style style:name="P31" style:family="paragraph" style:parent-style-name="Standard" style:list-style-name="L12">
      <style:paragraph-properties fo:text-align="start" style:justify-single-word="false"/>
      <style:text-properties fo:font-weight="normal" officeooo:rsid="001e8ddb" officeooo:paragraph-rsid="001e8ddb" style:font-weight-asian="normal" style:font-weight-complex="normal"/>
    </style:style>
    <style:style style:name="P32" style:family="paragraph" style:parent-style-name="Standard" style:list-style-name="L13">
      <style:paragraph-properties fo:text-align="start" style:justify-single-word="false"/>
      <style:text-properties fo:font-weight="normal" officeooo:rsid="001e8ddb" officeooo:paragraph-rsid="001e8ddb" style:font-weight-asian="normal" style:font-weight-complex="normal"/>
    </style:style>
    <style:style style:name="P33" style:family="paragraph" style:parent-style-name="Standard" style:list-style-name="L17">
      <style:paragraph-properties fo:text-align="start" style:justify-single-word="false"/>
      <style:text-properties fo:font-weight="normal" officeooo:rsid="0020c0ea" officeooo:paragraph-rsid="0020c0ea" style:font-weight-asian="normal" style:font-weight-complex="normal"/>
    </style:style>
    <style:style style:name="P34" style:family="paragraph" style:parent-style-name="Standard" style:list-style-name="L6">
      <style:paragraph-properties fo:text-align="start" style:justify-single-word="false"/>
      <style:text-properties fo:font-weight="bold" officeooo:rsid="0012c8c7" officeooo:paragraph-rsid="0012c8c7" style:font-weight-asian="bold" style:font-weight-complex="bold"/>
    </style:style>
    <style:style style:name="P35" style:family="paragraph" style:parent-style-name="Standard" style:list-style-name="L7">
      <style:paragraph-properties fo:text-align="start" style:justify-single-word="false"/>
      <style:text-properties fo:font-weight="bold" officeooo:rsid="0015559a" officeooo:paragraph-rsid="0015559a" style:font-weight-asian="bold" style:font-weight-complex="bold"/>
    </style:style>
    <style:style style:name="P36" style:family="paragraph" style:parent-style-name="Standard">
      <style:paragraph-properties fo:text-align="start" style:justify-single-word="false"/>
      <style:text-properties fo:font-weight="bold" officeooo:rsid="00175ce7" officeooo:paragraph-rsid="00175ce7" style:font-weight-asian="bold" style:font-weight-complex="bold"/>
    </style:style>
    <style:style style:name="P37" style:family="paragraph" style:parent-style-name="Standard" style:list-style-name="L9">
      <style:paragraph-properties fo:text-align="start" style:justify-single-word="false"/>
      <style:text-properties fo:font-weight="bold" officeooo:rsid="00175ce7" officeooo:paragraph-rsid="00184330" style:font-weight-asian="bold" style:font-weight-complex="bold"/>
    </style:style>
    <style:style style:name="P38" style:family="paragraph" style:parent-style-name="Standard" style:list-style-name="L14">
      <style:paragraph-properties fo:text-align="start" style:justify-single-word="false"/>
      <style:text-properties fo:font-style="normal" fo:font-weight="normal" officeooo:rsid="001ea762" officeooo:paragraph-rsid="001ea762" style:font-style-asian="normal" style:font-weight-asian="normal" style:font-style-complex="normal" style:font-weight-complex="normal"/>
    </style:style>
    <style:style style:name="P39" style:family="paragraph" style:parent-style-name="Standard" style:list-style-name="L15">
      <style:paragraph-properties fo:text-align="start" style:justify-single-word="false"/>
      <style:text-properties fo:font-style="normal" fo:font-weight="normal" officeooo:rsid="001ea762" officeooo:paragraph-rsid="001ea762"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fo:font-weight="normal" officeooo:rsid="001ea762" officeooo:paragraph-rsid="001ea762" style:font-style-asian="normal" style:font-weight-asian="normal" style:font-style-complex="normal" style:font-weight-complex="normal"/>
    </style:style>
    <style:style style:name="P41" style:family="paragraph" style:parent-style-name="Standard" style:list-style-name="L16">
      <style:paragraph-properties fo:text-align="start" style:justify-single-word="false"/>
      <style:text-properties fo:font-style="normal" fo:font-weight="normal" officeooo:rsid="0020733b" officeooo:paragraph-rsid="0020733b"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bold" officeooo:rsid="002048d4" officeooo:paragraph-rsid="002048d4" style:font-style-asian="normal" style:font-weight-asian="bold" style:font-style-complex="normal" style:font-weight-complex="bold"/>
    </style:style>
    <style:style style:name="P43" style:family="paragraph" style:parent-style-name="Standard">
      <style:paragraph-properties fo:text-align="start" style:justify-single-word="false"/>
      <style:text-properties fo:font-style="normal" fo:font-weight="bold" officeooo:rsid="0020733b" officeooo:paragraph-rsid="0020733b" style:font-style-asian="normal" style:font-weight-asian="bold" style:font-style-complex="normal" style:font-weight-complex="bold"/>
    </style:style>
    <style:style style:name="P44" style:family="paragraph" style:parent-style-name="Standard" style:list-style-name="L15">
      <style:paragraph-properties fo:text-align="start" style:justify-single-word="false"/>
      <style:text-properties officeooo:rsid="001ea762" officeooo:paragraph-rsid="001ea762"/>
    </style:style>
    <style:style style:name="T1" style:family="text">
      <style:text-properties officeooo:rsid="000e8f7c"/>
    </style:style>
    <style:style style:name="T2" style:family="text">
      <style:text-properties fo:font-weight="normal" style:font-weight-asian="normal" style:font-weight-complex="normal"/>
    </style:style>
    <style:style style:name="T3" style:family="text">
      <style:text-properties officeooo:rsid="00109d18"/>
    </style:style>
    <style:style style:name="T4" style:family="text">
      <style:text-properties officeooo:rsid="0012c8c7"/>
    </style:style>
    <style:style style:name="T5" style:family="text">
      <style:text-properties fo:font-weight="bold" officeooo:rsid="00175ce7" style:font-weight-asian="bold" style:font-weight-complex="bold"/>
    </style:style>
    <style:style style:name="T6" style:family="text">
      <style:text-properties fo:font-weight="bold" officeooo:rsid="00184330" style:font-weight-asian="bold" style:font-weight-complex="bold"/>
    </style:style>
    <style:style style:name="T7" style:family="text">
      <style:text-properties officeooo:rsid="001e8ddb"/>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2048d4"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am questions 2017</text:p>
      <text:p text:style-name="P1"/>
      <text:p text:style-name="P2">Question 2.1) What is the primary performance overhead of database systems in general?</text:p>
      <text:list xml:id="list147491058" text:style-name="L1">
        <text:list-item>
          <text:p text:style-name="P21">Disk input and outputs determines the performance of database systems. For databases stored in hard disks the number of seeks and block transfers determine the performance. </text:p>
        </text:list-item>
      </text:list>
      <text:p text:style-name="P11"/>
      <text:p text:style-name="P3">Question 2.2) Describe the file structure of the Teams table (B+ tree organization).</text:p>
      <text:list xml:id="list1970574145" text:style-name="L2">
        <text:list-item>
          <text:p text:style-name="P22">Balanced tree data structure</text:p>
        </text:list-item>
        <text:list-item>
          <text:p text:style-name="P22">The records are stored in the leaf nodes</text:p>
        </text:list-item>
        <text:list-item>
          <text:p text:style-name="P22">Leaf nodes are the size of a block?</text:p>
        </text:list-item>
        <text:list-item>
          <text:p text:style-name="P22">Search key for the tree is the “tid” attribute</text:p>
        </text:list-item>
        <text:list-item>
          <text:p text:style-name="P22"><text:span text:style-name="T1">T</text:span>he values are ordered</text:p>
        </text:list-item>
        <text:list-item>
          <text:p text:style-name="P22">The <text:span text:style-name="T1">leaf </text:span>nodes are linked together</text:p>
        </text:list-item>
      </text:list>
      <text:p text:style-name="P12"/>
      <text:p text:style-name="P4">Question 2.3) Sketch an execution plan of the query:</text:p>
      <text:p text:style-name="P19">SELECT <text:span text:style-name="T2">t1.name, t2.name</text:span></text:p>
      <text:p text:style-name="P19">FROM <text:span text:style-name="T2">Matches m, Teams t1, Teams t2</text:span></text:p>
      <text:p text:style-name="P19">WHERE <text:span text:style-name="T2">date = ’2017-11-30’</text:span> AND <text:span text:style-name="T2">t1.tid = m.tid1 </text:span>AND <text:span text:style-name="T2">t2.tid = m.tid2;</text:span></text:p>
      <text:p text:style-name="P20"/>
      <text:list xml:id="list1369042114" text:style-name="L3">
        <text:list-item>
          <text:p text:style-name="P23">Make a B+tree search on the “Matches” table and select the rows where the “date” attribute matches the query date. (This is selected first because this is the most selective operation)</text:p>
        </text:list-item>
        <text:list-item>
          <text:p text:style-name="P23">Assuming that the result is not very large, it can be stored in memory</text:p>
        </text:list-item>
        <text:list-item>
          <text:p text:style-name="P23">Perform a join <text:span text:style-name="T3">on the t1 and t2 table and store the result</text:span></text:p>
        </text:list-item>
        <text:list-item>
          <text:p text:style-name="P23">Conduct new B+tree search on the <text:span text:style-name="T3">joined table and </text:span>search for the “tid” attributes that matches the “tid” attributes in the calculated result from step 1. </text:p>
        </text:list-item>
      </text:list>
      <text:p text:style-name="P13"/>
      <text:p text:style-name="P5">Question 2.4) What is the performance overhead of your execution plan?</text:p>
      <text:list xml:id="list2554577794" text:style-name="L4">
        <text:list-item>
          <text:p text:style-name="P24">There is performed one search on the “Matches” table in step 1. The number of disk reads performed in this search corresponds to the depth of the B+tree.</text:p>
        </text:list-item>
        <text:list-item>
          <text:p text:style-name="P24">There is performed two searches on the “Teams” table where the number of disk reads also corresponds to the depth of the B+tree.</text:p>
        </text:list-item>
      </text:list>
      <text:p text:style-name="P14"/>
      <text:p text:style-name="P5">Question 3.1) What is functional dependency X → Y of a relation instance r ?</text:p>
      <text:list xml:id="list3154064258" text:style-name="L5">
        <text:list-item>
          <text:p text:style-name="P25">Functional dependency means that the value of the attribute Y is determined by the value of attribute X in a relation. If <text:span text:style-name="T4">there is a functional dependency such as X→Y, then you can find a unique value for Y based on the value of X. </text:span></text:p>
          <text:p text:style-name="P25"/>
        </text:list-item>
      </text:list>
      <text:p text:style-name="P6">For the relation instance below, check if the following functional dependencies are satisfied. If your answer is “no”, explain why.</text:p>
      <text:list xml:id="list2450938272" text:style-name="L6">
        <text:list-item>
          <text:p text:style-name="P34">A→B: <text:span text:style-name="T2">NO. Because the value of A gives two different values for B</text:span></text:p>
        </text:list-item>
        <text:list-item>
          <text:p text:style-name="P34">A→C: <text:span text:style-name="T2">YES</text:span></text:p>
        </text:list-item>
        <text:list-item>
          <text:p text:style-name="P34">AB→C: <text:span text:style-name="T2">YES</text:span></text:p>
        </text:list-item>
        <text:list-item>
          <text:p text:style-name="P34">AC→B: <text:span text:style-name="T2">NO. Because values A and C can not give a unique value for B</text:span></text:p>
        </text:list-item>
      </text:list>
      <text:p text:style-name="P15"/>
      <text:p text:style-name="P6">Question 3.2) What is a superkey of a relation schema?</text:p>
      <text:list xml:id="list1408197834" text:style-name="L7">
        <text:list-item>
          <text:p text:style-name="P26">A super key is an attribute or multiple attributes that are able to (on their own) uniquely identify a tuple or row in a table.</text:p>
          <text:p text:style-name="P35">Can you define a super key using functional dependencies?</text:p>
        </text:list-item>
        <text:list-item>
          <text:p text:style-name="P26">A → B (A determines B)</text:p>
        </text:list-item>
      </text:list>
      <text:p text:style-name="P7"/>
      <text:p text:style-name="P7">Question 3.3) What is a relation schema in Boyce-Codd Normal Form (BCNF)?</text:p>
      <text:list xml:id="list4085311186" text:style-name="L8">
        <text:list-item>
          <text:p text:style-name="P27"><text:soft-page-break/>For a relation to be in Boyce-Codd normal form it must already be in third normal form, meaning there are no multi valued attributes(1st normal form), no partial dependencies(2.nd normal form, no transitive dependencies (3.rd normal form) and for every functional dependency (lets say X→Y), then X is either a super key or a candidate key. </text:p>
        </text:list-item>
      </text:list>
      <text:p text:style-name="P8"/>
      <text:p text:style-name="P8">Question 3.4) We have a relation schema Addresses(stname, stnr , postcode, city), where stname stands for “street name” and stnr for “street number”. The Addresses schema has the following functional dependencies:</text:p>
      <text:list xml:id="list2092293662" text:style-name="L9">
        <text:list-item>
          <text:p text:style-name="P37">{stname, stnr , city}→ postcode</text:p>
        </text:list-item>
        <text:list-item>
          <text:p text:style-name="P37">postcode → city</text:p>
        </text:list-item>
      </text:list>
      <text:p text:style-name="P17"><text:span text:style-name="T6">T</text:span><text:span text:style-name="T5">he Addresses schema is not in BCNF. Why? What is the problem with not being in BCNF?</text:span></text:p>
      <text:list xml:id="list3737305677" text:style-name="L10">
        <text:list-item>
          <text:p text:style-name="P28">The schema is not in BCNF because {stname, stnr, city} → postcode, is a partial dependency AND “postcode” which determines “city” is NOT a super key</text:p>
        </text:list-item>
        <text:list-item>
          <text:p text:style-name="P28">The problem with a relation not being in BCNF is redundancy (duplicates of data, taking up more disk space than necessary). Redundancy can also lead to update, insertion and deletion anomalies which can also be a big problem.</text:p>
        </text:list-item>
      </text:list>
      <text:p text:style-name="P9"/>
      <text:p text:style-name="P9"/>
      <text:p text:style-name="P9">Question 3.5) How would you solve the problem?</text:p>
      <text:list xml:id="list1593539086" text:style-name="L11">
        <text:list-item>
          <text:p text:style-name="P29">Decompose the schema “<text:span text:style-name="T7">Addresses” into BCNF by dividing it into: Addresses(stname, stnr, postcode) and Postcity(postcode, city). </text:span></text:p>
        </text:list-item>
        <text:list-item>
          <text:p text:style-name="P30">This decomposition is lossless because the attribute “postcode” is a super key of Postcity.</text:p>
        </text:list-item>
      </text:list>
      <text:p text:style-name="P16"/>
      <text:p text:style-name="P10">Question 3.6) Does your solution introduce any new problem?</text:p>
      <text:list xml:id="list661888530" text:style-name="L12">
        <text:list-item>
          <text:p text:style-name="P31">The BCNF does not remove redundancy completely </text:p>
        </text:list-item>
        <text:list-item>
          <text:p text:style-name="P31">The new composition does not preserve the dependency:{stname, stnr, city}→postcode</text:p>
        </text:list-item>
      </text:list>
      <text:p text:style-name="P16"/>
      <text:p text:style-name="P10">Question 4.1) What is an ACID transaction?</text:p>
      <text:list xml:id="list2959103245" text:style-name="L13">
        <text:list-item>
          <text:p text:style-name="P32">A transaction is a series of operations performed on a database which is considered to be one operation, meaning it either happens successfully or does not happen at all. ACID is the properties which define such a transaction: </text:p>
          <text:list>
            <text:list-item>
              <text:p text:style-name="P32">Atomic: The transaction either completes successfully with no exceptions or it is not executed at all. </text:p>
            </text:list-item>
            <text:list-item>
              <text:p text:style-name="P32">Consistent: The data is consistent both before and after the transaction</text:p>
            </text:list-item>
            <text:list-item>
              <text:p text:style-name="P32">Isolated: No other operations have access to the data while the transaction is performed</text:p>
            </text:list-item>
            <text:list-item>
              <text:p text:style-name="P32">Durable: the changes made by a transaction must persist and be durable</text:p>
            </text:list-item>
          </text:list>
        </text:list-item>
      </text:list>
      <text:p text:style-name="P16"/>
      <text:p text:style-name="P10">Question 4.2) Is the following transaction schedule serializable? Explain why.</text:p>
      <text:p text:style-name="P18">read 1 (x), read 2 (y), write 1 (x), read 2 (x), write 2 (x), commit 2 , commit 1</text:p>
      <text:list xml:id="list1711082441" text:style-name="L14">
        <text:list-item>
          <text:p text:style-name="P38">This transaction is serializable because one can execute T1 and T2 as if they where executed in order. </text:p>
        </text:list-item>
      </text:list>
      <text:list xml:id="list1398064501" text:style-name="L15">
        <text:list-item>
          <text:p text:style-name="P39">Two transactions (T1, T2) read the values X and Y</text:p>
        </text:list-item>
        <text:list-item>
          <text:p text:style-name="P39">Then transaction 1 writes X </text:p>
        </text:list-item>
        <text:list-item>
          <text:p text:style-name="P39">Transaction 2 then reads the new X value and writes a new value of X</text:p>
        </text:list-item>
        <text:list-item>
          <text:p text:style-name="P39">Transaction 2 commits its work </text:p>
        </text:list-item>
        <text:list-item>
          <text:p text:style-name="P44"><text:span text:style-name="T8">Transaction 1 commits its work which is unaffected by T</text:span><text:span text:style-name="T9">ransaction </text:span><text:span text:style-name="T8">2</text:span></text:p>
        </text:list-item>
      </text:list>
      <text:p text:style-name="P40"/>
      <text:p text:style-name="P42">Question 4.3) Is the above transaction schedule strict? Explain why.</text:p>
      <text:list xml:id="list61140879" text:style-name="L16">
        <text:list-item>
          <text:p text:style-name="P41">The above transaction schedule is not strict because “read2(x)” is dirty and T2 commits its work before T1 does. </text:p>
        </text:list-item>
      </text:list>
      <text:p text:style-name="P43"/>
      <text:p text:style-name="P43"><text:soft-page-break/>Question 4.4) Describe a concurrency control mechanism that enforces serializable and strict transaction schedules.</text:p>
      <text:list xml:id="list3410611133" text:style-name="L17">
        <text:list-item>
          <text:p text:style-name="P33">The Strict two-phase locking protocol and the Rigorous two-phase locking protocol both enforces serializability and strict transaction schedules. The protocols work in a slightly different way, which I will describe later, but has in common that they can not read or write any data until they have required appropriate locks on the data they want to read or write. There are two types of locks: A shared lock which can be obtained by multiple processes because they only read the data and not modify it. The second type of lock is the exclusive lock which can only be obtained by one process at a time because this lock allows modification on a piece of data. </text:p>
        </text:list-item>
        <text:list-item>
          <text:p text:style-name="P33">These two protocols have two phases: In the growing phase a processes may only obtain locks that it needs, but it is not allowed to release them. Once all the necessary locks have been obtained then the process can starts executing. In the last phase, the shrinking phase, the process is allowed to release the locks it has used. </text:p>
        </text:list-item>
        <text:list-item>
          <text:p text:style-name="P33">The difference between Strict and Rigorous two-phase locking protocol is that in the Strict one, it is NOT allowed release the exclusive locks until the whole transaction/process is finished. It can however release the “shared locks” before. </text:p>
        </text:list-item>
        <text:list-item>
          <text:p text:style-name="P33">The Rigorous protocol is even stricter and can not release any locks, both shared and exclusive, before the transaction/process is finished/committed.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7T13:44:25.944245874</meta:creation-date>
    <dc:date>2023-02-18T18:26:08.830032112</dc:date>
    <meta:editing-duration>PT2H1M53S</meta:editing-duration>
    <meta:editing-cycles>16</meta:editing-cycles>
    <meta:generator>LibreOffice/6.4.7.2$Linux_X86_64 LibreOffice_project/40$Build-2</meta:generator>
    <meta:document-statistic meta:table-count="0" meta:image-count="0" meta:object-count="0" meta:page-count="3" meta:paragraph-count="68" meta:word-count="1199" meta:character-count="6832" meta:non-whitespace-character-count="5731"/>
  </office:meta>
</office:document-meta>
</file>